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actorClientHttpRequest.writeWith( Publisher &lt; ? extends DataBuffer &gt; bod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actorClientHttpRequest.ge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orClientHttpRequest.writeWith( Path file , long position , long 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orClientHttpRequest.getNative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orClientHttpRequest.buffe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orClientHttpRequest.apply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orClientHttpRequest.writeAndFlushWith( Publisher &lt; ? extends Publisher &lt; ? extends DataBuffer &gt; &gt;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actorClientHttpRequest.setComp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orClientHttpRequest.applyCook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actorClientHttpRequest.toByteBufs( Publisher &lt; ? extends DataBuffer &gt; dataBuff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orClientHttpRequest.ReactorClientHttpRequest( HttpMethod method , URI uri , HttpClientRequest request , NettyOutbound outbou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actorClientHttpRequest.initReadOnly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orClientHttpRequest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